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fo:font-weight="bold" officeooo:rsid="00105ca4" officeooo:paragraph-rsid="0048de71" style:font-size-asian="11pt" style:font-weight-asian="bold" style:font-size-complex="11pt" style:font-weight-complex="bold"/>
    </style:style>
    <style:style style:name="P2" style:family="paragraph" style:parent-style-name="Standard">
      <style:text-properties fo:font-size="11pt" fo:font-weight="bold" officeooo:rsid="000b2f50" officeooo:paragraph-rsid="0047aa27" style:font-size-asian="11pt" style:font-weight-asian="bold" style:font-size-complex="11pt" style:font-weight-complex="bold"/>
    </style:style>
    <style:style style:name="P3" style:family="paragraph" style:parent-style-name="Standard">
      <style:text-properties fo:font-size="11pt" fo:font-weight="bold" officeooo:rsid="00118dce" officeooo:paragraph-rsid="00118dce" style:font-size-asian="11pt" style:font-weight-asian="bold" style:font-size-complex="11pt" style:font-weight-complex="bold"/>
    </style:style>
    <style:style style:name="P4" style:family="paragraph" style:parent-style-name="Standard">
      <style:text-properties fo:font-size="11pt" fo:font-weight="bold" officeooo:rsid="00188a78" officeooo:paragraph-rsid="00188a78" style:font-size-asian="11pt" style:font-weight-asian="bold" style:font-size-complex="11pt" style:font-weight-complex="bold"/>
    </style:style>
    <style:style style:name="P5" style:family="paragraph" style:parent-style-name="Standard">
      <style:text-properties fo:font-size="11pt" fo:font-weight="bold" officeooo:rsid="002864a6" officeooo:paragraph-rsid="002864a6" style:font-size-asian="11pt" style:font-weight-asian="bold" style:font-size-complex="11pt" style:font-weight-complex="bold"/>
    </style:style>
    <style:style style:name="P6" style:family="paragraph" style:parent-style-name="Standard">
      <style:text-properties fo:font-size="11pt" fo:font-weight="bold" officeooo:rsid="002c7945" officeooo:paragraph-rsid="002c7945" style:font-size-asian="11pt" style:font-weight-asian="bold" style:font-size-complex="11pt" style:font-weight-complex="bold"/>
    </style:style>
    <style:style style:name="P7" style:family="paragraph" style:parent-style-name="Standard">
      <style:text-properties fo:font-size="11pt" fo:font-weight="bold" officeooo:rsid="003f3d39" officeooo:paragraph-rsid="003f3d39" style:font-size-asian="11pt" style:font-weight-asian="bold" style:font-size-complex="11pt" style:font-weight-complex="bold"/>
    </style:style>
    <style:style style:name="P8" style:family="paragraph" style:parent-style-name="Standard">
      <style:text-properties fo:font-size="11pt" fo:font-weight="bold" officeooo:rsid="00071971" officeooo:paragraph-rsid="00071971" style:font-size-asian="11pt" style:font-weight-asian="bold" style:font-size-complex="11pt" style:font-weight-complex="bold"/>
    </style:style>
    <style:style style:name="P9" style:family="paragraph" style:parent-style-name="Standard">
      <style:text-properties fo:font-size="11pt" fo:font-weight="bold" officeooo:rsid="001e404f" officeooo:paragraph-rsid="001e404f" style:font-size-asian="11pt" style:font-weight-asian="bold" style:font-size-complex="11pt" style:font-weight-complex="bold"/>
    </style:style>
    <style:style style:name="P10" style:family="paragraph" style:parent-style-name="Standard">
      <style:text-properties fo:font-size="11pt" fo:font-weight="bold" officeooo:rsid="004ab4c7" officeooo:paragraph-rsid="004ab4c7" style:font-size-asian="11pt" style:font-weight-asian="bold" style:font-size-complex="11pt" style:font-weight-complex="bold"/>
    </style:style>
    <style:style style:name="P11" style:family="paragraph" style:parent-style-name="Standard">
      <style:text-properties fo:font-size="11pt" fo:font-weight="normal" officeooo:rsid="003f3d39" officeooo:paragraph-rsid="003f3d39" style:font-size-asian="11pt" style:font-weight-asian="normal" style:font-size-complex="11pt" style:font-weight-complex="normal"/>
    </style:style>
    <style:style style:name="P12" style:family="paragraph" style:parent-style-name="Standard">
      <style:text-properties fo:font-size="11pt" fo:font-weight="normal" officeooo:paragraph-rsid="00071971" style:font-size-asian="11pt" style:font-weight-asian="normal" style:font-size-complex="11pt" style:font-weight-complex="normal"/>
    </style:style>
    <style:style style:name="P13" style:family="paragraph" style:parent-style-name="Standard">
      <style:text-properties fo:font-size="11pt" fo:font-weight="normal" officeooo:rsid="0008f9fc" officeooo:paragraph-rsid="0008f9fc" style:font-size-asian="11pt" style:font-weight-asian="normal" style:font-size-complex="11pt" style:font-weight-complex="normal"/>
    </style:style>
    <style:style style:name="P14" style:family="paragraph" style:parent-style-name="Standard">
      <style:text-properties fo:font-size="11pt" fo:font-weight="normal" officeooo:paragraph-rsid="0040e096" style:font-size-asian="11pt" style:font-weight-asian="normal" style:font-size-complex="11pt" style:font-weight-complex="normal"/>
    </style:style>
    <style:style style:name="P15" style:family="paragraph" style:parent-style-name="Standard">
      <style:text-properties fo:font-size="11pt" fo:font-weight="normal" officeooo:rsid="00497519" officeooo:paragraph-rsid="00497519" style:font-size-asian="11pt" style:font-weight-asian="normal" style:font-size-complex="11pt" style:font-weight-complex="normal"/>
    </style:style>
    <style:style style:name="P16" style:family="paragraph" style:parent-style-name="Standard">
      <style:text-properties fo:font-size="11pt" fo:font-weight="normal" officeooo:rsid="004ab4c7" officeooo:paragraph-rsid="004ab4c7" style:font-size-asian="11pt" style:font-weight-asian="normal" style:font-size-complex="11pt" style:font-weight-complex="normal"/>
    </style:style>
    <style:style style:name="P17" style:family="paragraph" style:parent-style-name="Standard">
      <style:text-properties fo:font-size="11pt" fo:font-weight="normal" officeooo:rsid="004ab4c7" officeooo:paragraph-rsid="004c1e9e" style:font-size-asian="11pt" style:font-weight-asian="normal" style:font-size-complex="11pt" style:font-weight-complex="normal"/>
    </style:style>
    <style:style style:name="P18" style:family="paragraph" style:parent-style-name="Standard">
      <style:text-properties fo:font-size="11pt" officeooo:rsid="00071971" officeooo:paragraph-rsid="00188a78" style:font-size-asian="11pt" style:font-size-complex="11pt"/>
    </style:style>
    <style:style style:name="P19" style:family="paragraph" style:parent-style-name="Standard">
      <style:text-properties fo:font-size="11pt" officeooo:rsid="0008f9fc" officeooo:paragraph-rsid="0008f9fc" style:font-size-asian="11pt" style:font-size-complex="11pt"/>
    </style:style>
    <style:style style:name="P20" style:family="paragraph" style:parent-style-name="Standard">
      <style:text-properties fo:font-size="11pt" officeooo:rsid="000b2f50" officeooo:paragraph-rsid="000b2f50" style:font-size-asian="11pt" style:font-size-complex="11pt"/>
    </style:style>
    <style:style style:name="P21" style:family="paragraph" style:parent-style-name="Standard">
      <style:text-properties fo:font-size="11pt" officeooo:rsid="000b2f50" officeooo:paragraph-rsid="0013d262" style:font-size-asian="11pt" style:font-size-complex="11pt"/>
    </style:style>
    <style:style style:name="P22" style:family="paragraph" style:parent-style-name="Standard">
      <style:text-properties fo:font-size="11pt" officeooo:rsid="000b2f50" officeooo:paragraph-rsid="0014b9ab" style:font-size-asian="11pt" style:font-size-complex="11pt"/>
    </style:style>
    <style:style style:name="P23" style:family="paragraph" style:parent-style-name="Standard">
      <style:text-properties fo:font-size="11pt" officeooo:rsid="000b2f50" officeooo:paragraph-rsid="001d4f9b" style:font-size-asian="11pt" style:font-size-complex="11pt"/>
    </style:style>
    <style:style style:name="P24" style:family="paragraph" style:parent-style-name="Standard">
      <style:text-properties fo:font-size="11pt" officeooo:rsid="000b2f50" officeooo:paragraph-rsid="00169cd1" style:font-size-asian="11pt" style:font-size-complex="11pt"/>
    </style:style>
    <style:style style:name="P25" style:family="paragraph" style:parent-style-name="Standard">
      <style:text-properties fo:font-size="11pt" officeooo:rsid="000b2f50" officeooo:paragraph-rsid="00105ca4" style:font-size-asian="11pt" style:font-size-complex="11pt"/>
    </style:style>
    <style:style style:name="P26" style:family="paragraph" style:parent-style-name="Standard">
      <style:text-properties fo:font-size="11pt" officeooo:rsid="000c5b7c" officeooo:paragraph-rsid="0014b9ab" style:font-size-asian="11pt" style:font-size-complex="11pt"/>
    </style:style>
    <style:style style:name="P27" style:family="paragraph" style:parent-style-name="Standard">
      <style:text-properties fo:font-size="11pt" officeooo:rsid="0014e375" officeooo:paragraph-rsid="000b2f50" style:font-size-asian="11pt" style:font-size-complex="11pt"/>
    </style:style>
    <style:style style:name="P28" style:family="paragraph" style:parent-style-name="Standard">
      <style:text-properties fo:font-size="11pt" officeooo:paragraph-rsid="000b2f50" style:font-size-asian="11pt" style:font-size-complex="11pt"/>
    </style:style>
    <style:style style:name="P29" style:family="paragraph" style:parent-style-name="Standard">
      <style:text-properties fo:font-size="11pt" officeooo:rsid="000f468e" officeooo:paragraph-rsid="0014e375" style:font-size-asian="11pt" style:font-size-complex="11pt"/>
    </style:style>
    <style:style style:name="P30" style:family="paragraph" style:parent-style-name="Standard">
      <style:text-properties fo:font-size="11pt" officeooo:rsid="00105ca4" officeooo:paragraph-rsid="00169cd1" style:font-size-asian="11pt" style:font-size-complex="11pt"/>
    </style:style>
    <style:style style:name="P31" style:family="paragraph" style:parent-style-name="Standard">
      <style:text-properties fo:font-size="11pt" officeooo:rsid="00169cd1" officeooo:paragraph-rsid="00118dce" style:font-size-asian="11pt" style:font-size-complex="11pt"/>
    </style:style>
    <style:style style:name="P32" style:family="paragraph" style:parent-style-name="Standard">
      <style:text-properties fo:font-size="11pt" officeooo:rsid="00188a78" officeooo:paragraph-rsid="00118dce" style:font-size-asian="11pt" style:font-size-complex="11pt"/>
    </style:style>
    <style:style style:name="P33" style:family="paragraph" style:parent-style-name="Standard">
      <style:text-properties fo:font-size="11pt" officeooo:rsid="00188a78" officeooo:paragraph-rsid="00188a78" style:font-size-asian="11pt" style:font-size-complex="11pt"/>
    </style:style>
    <style:style style:name="P34" style:family="paragraph" style:parent-style-name="Standard">
      <style:text-properties fo:font-size="11pt" officeooo:rsid="00188a78" officeooo:paragraph-rsid="001d4f9b" style:font-size-asian="11pt" style:font-size-complex="11pt"/>
    </style:style>
    <style:style style:name="P35" style:family="paragraph" style:parent-style-name="Standard">
      <style:text-properties fo:font-size="11pt" officeooo:rsid="00188a78" officeooo:paragraph-rsid="0023b7ad" style:font-size-asian="11pt" style:font-size-complex="11pt"/>
    </style:style>
    <style:style style:name="P36" style:family="paragraph" style:parent-style-name="Standard">
      <style:text-properties fo:font-size="11pt" officeooo:rsid="00188a78" officeooo:paragraph-rsid="00221f34" style:font-size-asian="11pt" style:font-size-complex="11pt"/>
    </style:style>
    <style:style style:name="P37" style:family="paragraph" style:parent-style-name="Standard">
      <style:text-properties fo:font-size="11pt" officeooo:rsid="00188a78" officeooo:paragraph-rsid="0022172e" style:font-size-asian="11pt" style:font-size-complex="11pt"/>
    </style:style>
    <style:style style:name="P38" style:family="paragraph" style:parent-style-name="Standard">
      <style:text-properties fo:font-size="11pt" officeooo:rsid="00188a78" officeooo:paragraph-rsid="00257fd1" style:font-size-asian="11pt" style:font-size-complex="11pt"/>
    </style:style>
    <style:style style:name="P39" style:family="paragraph" style:parent-style-name="Standard">
      <style:text-properties fo:font-size="11pt" officeooo:rsid="00188a78" officeooo:paragraph-rsid="0026cdd7" style:font-size-asian="11pt" style:font-size-complex="11pt"/>
    </style:style>
    <style:style style:name="P40" style:family="paragraph" style:parent-style-name="Standard">
      <style:text-properties fo:font-size="11pt" officeooo:rsid="00188a78" officeooo:paragraph-rsid="00260875" style:font-size-asian="11pt" style:font-size-complex="11pt"/>
    </style:style>
    <style:style style:name="P41" style:family="paragraph" style:parent-style-name="Standard">
      <style:text-properties fo:font-size="11pt" officeooo:rsid="00188a78" officeooo:paragraph-rsid="0029fe3c" style:font-size-asian="11pt" style:font-size-complex="11pt"/>
    </style:style>
    <style:style style:name="P42" style:family="paragraph" style:parent-style-name="Standard">
      <style:text-properties fo:font-size="11pt" officeooo:rsid="00188a78" officeooo:paragraph-rsid="00303659" style:font-size-asian="11pt" style:font-size-complex="11pt"/>
    </style:style>
    <style:style style:name="P43" style:family="paragraph" style:parent-style-name="Standard">
      <style:text-properties fo:font-size="11pt" officeooo:rsid="00188a78" officeooo:paragraph-rsid="00451b39" style:font-size-asian="11pt" style:font-size-complex="11pt"/>
    </style:style>
    <style:style style:name="P44" style:family="paragraph" style:parent-style-name="Standard">
      <style:text-properties fo:font-size="11pt" officeooo:rsid="00188a78" officeooo:paragraph-rsid="0046d9c9" style:font-size-asian="11pt" style:font-size-complex="11pt"/>
    </style:style>
    <style:style style:name="P45" style:family="paragraph" style:parent-style-name="Standard">
      <style:text-properties fo:font-size="11pt" officeooo:rsid="00188a78" officeooo:paragraph-rsid="00497519" style:font-size-asian="11pt" style:font-size-complex="11pt"/>
    </style:style>
    <style:style style:name="P46" style:family="paragraph" style:parent-style-name="Standard">
      <style:text-properties fo:font-size="11pt" officeooo:rsid="001e404f" officeooo:paragraph-rsid="001e404f" style:font-size-asian="11pt" style:font-size-complex="11pt"/>
    </style:style>
    <style:style style:name="P47" style:family="paragraph" style:parent-style-name="Standard">
      <style:text-properties fo:font-size="11pt" officeooo:rsid="00367e27" officeooo:paragraph-rsid="00367e27" style:font-size-asian="11pt" style:font-size-complex="11pt"/>
    </style:style>
    <style:style style:name="P48" style:family="paragraph" style:parent-style-name="Standard">
      <style:text-properties fo:font-size="11pt" officeooo:rsid="001d4f9b" officeooo:paragraph-rsid="00188a78" style:font-size-asian="11pt" style:font-size-complex="11pt"/>
    </style:style>
    <style:style style:name="P49" style:family="paragraph" style:parent-style-name="Standard">
      <style:text-properties fo:font-size="11pt" officeooo:rsid="0021ba82" officeooo:paragraph-rsid="0021ba82" style:font-size-asian="11pt" style:font-size-complex="11pt"/>
    </style:style>
    <style:style style:name="P50" style:family="paragraph" style:parent-style-name="Standard">
      <style:text-properties fo:font-size="11pt" officeooo:rsid="0021ba82" officeooo:paragraph-rsid="00497519" style:font-size-asian="11pt" style:font-size-complex="11pt"/>
    </style:style>
    <style:style style:name="P51" style:family="paragraph" style:parent-style-name="Standard">
      <style:text-properties fo:font-size="11pt" officeooo:rsid="0023b7ad" officeooo:paragraph-rsid="0023b7ad" style:font-size-asian="11pt" style:font-size-complex="11pt"/>
    </style:style>
    <style:style style:name="P52" style:family="paragraph" style:parent-style-name="Standard">
      <style:text-properties fo:font-size="11pt" officeooo:rsid="00257fd1" officeooo:paragraph-rsid="00221f34" style:font-size-asian="11pt" style:font-size-complex="11pt"/>
    </style:style>
    <style:style style:name="P53" style:family="paragraph" style:parent-style-name="Standard">
      <style:text-properties fo:font-size="11pt" officeooo:rsid="00303659" officeooo:paragraph-rsid="00303659" style:font-size-asian="11pt" style:font-size-complex="11pt"/>
    </style:style>
    <style:style style:name="P54" style:family="paragraph" style:parent-style-name="Standard">
      <style:text-properties fo:font-size="11pt" officeooo:rsid="00303659" officeooo:paragraph-rsid="0034d9b9" style:font-size-asian="11pt" style:font-size-complex="11pt"/>
    </style:style>
    <style:style style:name="P55" style:family="paragraph" style:parent-style-name="Standard">
      <style:text-properties fo:font-size="11pt" officeooo:rsid="00303659" officeooo:paragraph-rsid="0031c1f2" style:font-size-asian="11pt" style:font-size-complex="11pt"/>
    </style:style>
    <style:style style:name="P56" style:family="paragraph" style:parent-style-name="Standard">
      <style:text-properties fo:font-size="11pt" officeooo:rsid="00303659" officeooo:paragraph-rsid="0046d9c9" style:font-size-asian="11pt" style:font-size-complex="11pt"/>
    </style:style>
    <style:style style:name="P57" style:family="paragraph" style:parent-style-name="Standard">
      <style:text-properties fo:font-size="11pt" officeooo:rsid="002864a6" officeooo:paragraph-rsid="002864a6" style:font-size-asian="11pt" style:font-size-complex="11pt"/>
    </style:style>
    <style:style style:name="P58" style:family="paragraph" style:parent-style-name="Standard">
      <style:text-properties fo:font-size="11pt" officeooo:rsid="002c7945" officeooo:paragraph-rsid="002c7945" style:font-size-asian="11pt" style:font-size-complex="11pt"/>
    </style:style>
    <style:style style:name="P59" style:family="paragraph" style:parent-style-name="Standard">
      <style:text-properties fo:font-size="11pt" officeooo:rsid="002c7945" officeooo:paragraph-rsid="002e0c2a" style:font-size-asian="11pt" style:font-size-complex="11pt"/>
    </style:style>
    <style:style style:name="P60" style:family="paragraph" style:parent-style-name="Standard">
      <style:text-properties fo:font-size="11pt" officeooo:rsid="002c7945" officeooo:paragraph-rsid="0035054c" style:font-size-asian="11pt" style:font-size-complex="11pt"/>
    </style:style>
    <style:style style:name="P61" style:family="paragraph" style:parent-style-name="Standard">
      <style:text-properties fo:font-size="11pt" officeooo:rsid="0034d9b9" officeooo:paragraph-rsid="0034d9b9" style:font-size-asian="11pt" style:font-size-complex="11pt"/>
    </style:style>
    <style:style style:name="P62" style:family="paragraph" style:parent-style-name="Standard">
      <style:text-properties fo:font-size="11pt" officeooo:rsid="0035054c" officeooo:paragraph-rsid="0035054c" style:font-size-asian="11pt" style:font-size-complex="11pt"/>
    </style:style>
    <style:style style:name="P63" style:family="paragraph" style:parent-style-name="Standard">
      <style:text-properties fo:font-size="11pt" officeooo:rsid="0035054c" officeooo:paragraph-rsid="00188a78" style:font-size-asian="11pt" style:font-size-complex="11pt"/>
    </style:style>
    <style:style style:name="P64" style:family="paragraph" style:parent-style-name="Standard">
      <style:text-properties fo:font-size="11pt" officeooo:rsid="00385aa9" officeooo:paragraph-rsid="00385aa9" style:font-size-asian="11pt" style:font-size-complex="11pt"/>
    </style:style>
    <style:style style:name="P65" style:family="paragraph" style:parent-style-name="Standard">
      <style:text-properties fo:font-size="11pt" officeooo:rsid="00385aa9" officeooo:paragraph-rsid="00188a78" style:font-size-asian="11pt" style:font-size-complex="11pt"/>
    </style:style>
    <style:style style:name="P66" style:family="paragraph" style:parent-style-name="Standard">
      <style:text-properties fo:font-size="11pt" officeooo:rsid="003881dd" officeooo:paragraph-rsid="003881dd" style:font-size-asian="11pt" style:font-size-complex="11pt"/>
    </style:style>
    <style:style style:name="P67" style:family="paragraph" style:parent-style-name="Standard">
      <style:text-properties fo:font-size="11pt" officeooo:rsid="0039bed9" officeooo:paragraph-rsid="003bdb73" style:font-size-asian="11pt" style:font-size-complex="11pt"/>
    </style:style>
    <style:style style:name="P68" style:family="paragraph" style:parent-style-name="Standard">
      <style:text-properties fo:font-size="11pt" officeooo:rsid="0039bed9" officeooo:paragraph-rsid="003b8cc0" style:font-size-asian="11pt" style:font-size-complex="11pt"/>
    </style:style>
    <style:style style:name="P69" style:family="paragraph" style:parent-style-name="Standard">
      <style:text-properties fo:font-size="11pt" officeooo:rsid="0039bed9" officeooo:paragraph-rsid="0039bed9" style:font-size-asian="11pt" style:font-size-complex="11pt"/>
    </style:style>
    <style:style style:name="P70" style:family="paragraph" style:parent-style-name="Standard">
      <style:text-properties fo:font-size="11pt" officeooo:rsid="003b8cc0" officeooo:paragraph-rsid="003b8cc0" style:font-size-asian="11pt" style:font-size-complex="11pt"/>
    </style:style>
    <style:style style:name="P71" style:family="paragraph" style:parent-style-name="Standard">
      <style:text-properties fo:font-size="11pt" officeooo:rsid="0046d9c9" officeooo:paragraph-rsid="0046d9c9" style:font-size-asian="11pt" style:font-size-complex="11pt"/>
    </style:style>
    <style:style style:name="P72" style:family="paragraph" style:parent-style-name="Standard">
      <style:text-properties fo:font-size="11pt" officeooo:rsid="0047aa27" officeooo:paragraph-rsid="0047aa27" style:font-size-asian="11pt" style:font-size-complex="11pt"/>
    </style:style>
    <style:style style:name="P73" style:family="paragraph" style:parent-style-name="Standard">
      <style:text-properties fo:font-size="11pt" officeooo:rsid="0048de71" officeooo:paragraph-rsid="0048de71" style:font-size-asian="11pt" style:font-size-complex="11pt"/>
    </style:style>
    <style:style style:name="T1" style:family="text">
      <style:text-properties officeooo:rsid="00098549"/>
    </style:style>
    <style:style style:name="T2" style:family="text">
      <style:text-properties officeooo:rsid="000c5b7c"/>
    </style:style>
    <style:style style:name="T3" style:family="text">
      <style:text-properties fo:font-weight="bold" style:font-weight-asian="bold" style:font-weight-complex="bold"/>
    </style:style>
    <style:style style:name="T4" style:family="text">
      <style:text-properties fo:font-weight="bold" officeooo:rsid="0047aa27" style:font-weight-asian="bold" style:font-weight-complex="bold"/>
    </style:style>
    <style:style style:name="T5" style:family="text">
      <style:text-properties fo:font-weight="bold" officeooo:rsid="0048de71" style:font-weight-asian="bold" style:font-weight-complex="bold"/>
    </style:style>
    <style:style style:name="T6" style:family="text">
      <style:text-properties officeooo:rsid="00105ca4"/>
    </style:style>
    <style:style style:name="T7" style:family="text">
      <style:text-properties fo:font-weight="normal" officeooo:rsid="00105ca4" style:font-weight-asian="normal" style:font-weight-complex="normal"/>
    </style:style>
    <style:style style:name="T8" style:family="text">
      <style:text-properties fo:font-weight="normal" officeooo:rsid="0014b9ab" style:font-weight-asian="normal" style:font-weight-complex="normal"/>
    </style:style>
    <style:style style:name="T9" style:family="text">
      <style:text-properties fo:font-weight="normal" officeooo:rsid="0014e375" style:font-weight-asian="normal" style:font-weight-complex="normal"/>
    </style:style>
    <style:style style:name="T10" style:family="text">
      <style:text-properties officeooo:rsid="00118dce"/>
    </style:style>
    <style:style style:name="T11" style:family="text">
      <style:text-properties officeooo:rsid="0013d262"/>
    </style:style>
    <style:style style:name="T12" style:family="text">
      <style:text-properties officeooo:rsid="00169cd1"/>
    </style:style>
    <style:style style:name="T13" style:family="text">
      <style:text-properties officeooo:rsid="001f2de4"/>
    </style:style>
    <style:style style:name="T14" style:family="text">
      <style:text-properties officeooo:rsid="0021ba82"/>
    </style:style>
    <style:style style:name="T15" style:family="text">
      <style:text-properties officeooo:rsid="0022172e"/>
    </style:style>
    <style:style style:name="T16" style:family="text">
      <style:text-properties officeooo:rsid="00221f34"/>
    </style:style>
    <style:style style:name="T17" style:family="text">
      <style:text-properties officeooo:rsid="0023b7ad"/>
    </style:style>
    <style:style style:name="T18" style:family="text">
      <style:text-properties officeooo:rsid="00257fd1"/>
    </style:style>
    <style:style style:name="T19" style:family="text">
      <style:text-properties officeooo:rsid="00260875"/>
    </style:style>
    <style:style style:name="T20" style:family="text">
      <style:text-properties officeooo:rsid="0026cdd7"/>
    </style:style>
    <style:style style:name="T21" style:family="text">
      <style:text-properties officeooo:rsid="00071971"/>
    </style:style>
    <style:style style:name="T22" style:family="text">
      <style:text-properties officeooo:rsid="0029fe3c"/>
    </style:style>
    <style:style style:name="T23" style:family="text">
      <style:text-properties officeooo:rsid="002c7945"/>
    </style:style>
    <style:style style:name="T24" style:family="text">
      <style:text-properties officeooo:rsid="002e0c2a"/>
    </style:style>
    <style:style style:name="T25" style:family="text">
      <style:text-properties officeooo:rsid="00303659"/>
    </style:style>
    <style:style style:name="T26" style:family="text">
      <style:text-properties officeooo:rsid="0031c1f2"/>
    </style:style>
    <style:style style:name="T27" style:family="text">
      <style:text-properties officeooo:rsid="0034d9b9"/>
    </style:style>
    <style:style style:name="T28" style:family="text">
      <style:text-properties officeooo:rsid="0035054c"/>
    </style:style>
    <style:style style:name="T29" style:family="text">
      <style:text-properties officeooo:rsid="00367e27"/>
    </style:style>
    <style:style style:name="T30" style:family="text">
      <style:text-properties officeooo:rsid="003b8cc0"/>
    </style:style>
    <style:style style:name="T31" style:family="text">
      <style:text-properties officeooo:rsid="00071971" fo:background-color="#ffff00" loext:char-shading-value="0"/>
    </style:style>
    <style:style style:name="T32" style:family="text">
      <style:text-properties officeooo:rsid="003da0f1"/>
    </style:style>
    <style:style style:name="T33" style:family="text">
      <style:text-properties officeooo:rsid="0040e096"/>
    </style:style>
    <style:style style:name="T34" style:family="text">
      <style:text-properties officeooo:rsid="004326c9"/>
    </style:style>
    <style:style style:name="T35" style:family="text">
      <style:text-properties officeooo:rsid="0043fdbb"/>
    </style:style>
    <style:style style:name="T36" style:family="text">
      <style:text-properties officeooo:rsid="000b2f50"/>
    </style:style>
    <style:style style:name="T37" style:family="text">
      <style:text-properties officeooo:rsid="0046d9c9"/>
    </style:style>
    <style:style style:name="T38" style:family="text">
      <style:text-properties officeooo:rsid="0047aa27"/>
    </style:style>
    <style:style style:name="T39" style:family="text">
      <style:text-properties officeooo:rsid="0048de71"/>
    </style:style>
    <style:style style:name="T40" style:family="text">
      <style:text-properties officeooo:rsid="00497519"/>
    </style:style>
    <style:style style:name="T41" style:family="text">
      <style:text-properties officeooo:rsid="004ab4c7"/>
    </style:style>
    <style:style style:name="T42" style:family="text">
      <style:text-properties officeooo:rsid="004c1e9e"/>
    </style:style>
    <style:style style:name="T43" style:family="text">
      <style:text-properties officeooo:rsid="004d5b8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34">3.0</text:span>. <text:span text:style-name="T34">Software Requirements Specifications</text:span></text:p>
      <text:p text:style-name="P8"/>
      <text:p text:style-name="P7"><text:span text:style-name="T34">3.1 </text:span>User classification and functionality blocks</text:p>
      <text:p text:style-name="P11"/>
      <text:p text:style-name="P14"><text:span text:style-name="T33">Before defining our software requirements and use case, it is important to have a clear view of the different users in our system, as they will interact with our solution in quite different ways. <text:s/>In is also important to distinguish the different functionality units we can provide, as those will define the structure and design philosophy of our solution.</text:span></text:p>
      <text:p text:style-name="P14"/>
      <text:p text:style-name="P14"><text:span text:style-name="T33">From section </text:span><text:span text:style-name="T31">2.0</text:span><text:span text:style-name="T21"> above, we can clearly distinguish our three user classes: the local councils , the contractors, and the public users. As a clarification, the public users would correspond to the general population. In order to encourage the residents for input, it is our intent to make the burden of supplying information as small as possible. With this in mind, public users are anonymous users with no login required, and therefore all pages destined to residents will be referred to as public pages available to anyone.</text:span></text:p>
      <text:p text:style-name="P12"/>
      <text:p text:style-name="P13">Our scheme will also differentiate between t<text:span text:style-name="T13">hree </text:span>distinct functionality <text:span text:style-name="T1">units</text:span>, which correspond to <text:span text:style-name="T1">the real-life contract life-cycle stages, namely Awarding, Monitoring and Renewing. As the names suggest, the awarding unit will be responsible for the procurement of the contract, the monitoring unit for the contract execution and the renewing unit for the contract renewal. Although these units can and should interact to provide a more complete solution, it is important to realise that they are indeed quite distinct, and as distinct units offer solutions to somewhat different issues. </text:span></text:p>
      <text:p text:style-name="P19"/>
      <text:p text:style-name="P2">3.<text:span text:style-name="T38">2</text:span> <text:span text:style-name="T33">Use Case: </text:span>Contract <text:span text:style-name="T38">Life-cycle</text:span> – <text:span text:style-name="T38">P</text:span>rocess <text:span text:style-name="T38">&amp;</text:span> <text:span text:style-name="T38">W</text:span>orkflow</text:p>
      <text:p text:style-name="P2"/>
      <text:p text:style-name="P72">Before specifying the requirements of our software, it is important to provide a general view of a typical set of use cases of our system. This can help making some of the more abstract notions that appear on the requirements more concrete, by using the use case as an illustrative example.</text:p>
      <text:p text:style-name="P72"/>
      <text:p text:style-name="P72">The subsections below represent the different stages of a typical contract life-cycle and illustrate how our system can be used in that context.</text:p>
      <text:p text:style-name="P72"/>
      <text:p text:style-name="P1"><text:span text:style-name="T10">3.2.1 </text:span>A<text:span text:style-name="T11">warding </text:span>the contract</text:p>
      <text:p text:style-name="P1"><text:span text:style-name="T36">Preparing for an offer to tender</text:span></text:p>
      <text:p text:style-name="P21"><text:span text:style-name="T10">Previous to any process for a specific contract, all potential contractors interested in government contracts c</text:span>reate a profile onto the system. <text:span text:style-name="T2">They are prompted to fill in their field of operation as well as well as information fields that are needed and are reusable in different tendering processes. </text:span></text:p>
      <text:p text:style-name="P26"/>
      <text:p text:style-name="P22"><text:span text:style-name="T8">At the local councils end, the contract tender is being prepared, by specifying the contract specifics and</text:span><text:span text:style-name="T2"> including the candidate selection criteria.</text:span></text:p>
      <text:p text:style-name="P20"/>
      <text:p text:style-name="P22"><text:span text:style-name="T3">Selection Process</text:span></text:p>
      <text:p text:style-name="P26">The system then matches the criteria input from the council with the information present on the contractor profile. Positive matches are notified with possibility of action. </text:p>
      <text:p text:style-name="P20"/>
      <text:p text:style-name="P27">Interested contractors <text:s/>can then bid for the specific contract, in which case they would also need to supply any missing supporting information or documents. </text:p>
      <text:p text:style-name="P28"/>
      <text:p text:style-name="P29">The system then makes a final short-list of the top contractors to the council given the selection <text:s/></text:p>
      <text:p text:style-name="P29">criteria. </text:p>
      <text:p text:style-name="P29"/>
      <text:p text:style-name="P20"><text:span text:style-name="T9">At the end of the process, the council decides for the</text:span><text:span text:style-name="T7"> successful candidate. </text:span><text:span text:style-name="T9">It </text:span><text:span text:style-name="T7">prepares the smart contrac</text:span><text:span text:style-name="T9">t and a</text:span><text:span text:style-name="T7"> traditional written contract, and sends both for final signature.</text:span></text:p>
      <text:p text:style-name="P20"/>
      <text:p text:style-name="P23"><text:span text:style-name="T6">Once the signature is complete, the system seals the contract by syncing the critical processes and data with a blockchain. <text:s/>A contract meta-data object is also created which will feed into the contract monitoring pages. The contract metadata contain any information about the contract that are not part of the contract itself (c.f section <text:s text:c="8"/>).</text:span></text:p>
      <text:p text:style-name="P24"><text:soft-page-break/></text:p>
      <text:p text:style-name="P30">The smart contract is now in effect.</text:p>
      <text:p text:style-name="P25"/>
      <text:p text:style-name="P3"><text:span text:style-name="T12">3.2.2 Monitoring</text:span> the contract</text:p>
      <text:p text:style-name="P31">Once deployed, the contract object self-executes a certain number actions, depending on the terms of the contract. An example of this would be a monthly payment from the government to the contractor. </text:p>
      <text:p text:style-name="P32"/>
      <text:p text:style-name="P44"><text:span text:style-name="T37">The general public can view all the contracts the different councils are involved with in public interfaces. For <text:s text:c="2"/>each contract they can view dashboards with indications of the contract's performance, such as public satisfaction ratings. </text:span></text:p>
      <text:p text:style-name="P44"/>
      <text:p text:style-name="P44"><text:span text:style-name="T37">The general public can also provide feedback to the system. <text:s/>The feedback is directly reflected in the contract's performance pages, giving the public a sense of their impact in their local governance. This feedback <text:s/>is also used to drive special actions from the contract object. For instance, high public dissatisfaction can cause warning messages or action recommendations to be sent to the contractor and/or the councils.</text:span></text:p>
      <text:p text:style-name="P33"/>
      <text:p text:style-name="P71">The contractors can also provide data that affect the actions of the smart contract, depending on the terms. For instance, they might be required to upload proof of meeting monthly recycling quotas or get instantly fined through the contracts functionality. This can be an effective way to enforce the councils environmental, economic or social objectives to its contractors.</text:p>
      <text:p text:style-name="P71"/>
      <text:p text:style-name="P34"><text:span text:style-name="T37">The council can easily track the contracts performance through the contracts pages, and also gets notified in case there are any recommended actions. For instance councils might receive recommendations for termination of the contract if the public dissatisfaction reaches certain levels or if there is proof the contract terms have been breached.</text:span></text:p>
      <text:p text:style-name="P34"/>
      <text:p text:style-name="P9">3.<text:span text:style-name="T39">2.3</text:span> Renewing the contract</text:p>
      <text:p text:style-name="P46"/>
      <text:p text:style-name="P47">Councils view the contracts that are near expiration though their interface. They can review the contract’s performance through dashboards and get a recommendation the system on whether to renew the contract or not. </text:p>
      <text:p text:style-name="P47"/>
      <text:p text:style-name="P47">Regardless of their decision, the full contract's performance is recorded at the contract’s tract record and on the block-chain. Other councils can then view this performance in their decision-making processes.</text:p>
      <text:p text:style-name="P46"><text:span text:style-name="T13">This then drives an effective inter-council communication and improves the overall quality of the services overtime.</text:span></text:p>
      <text:p text:style-name="P48"/>
      <text:p text:style-name="P4"/>
      <text:p text:style-name="P2"><text:span text:style-name="T34">3.3</text:span><text:span text:style-name="T4"> </text:span><text:span text:style-name="T35">Software Requirements Specification</text:span></text:p>
      <text:p text:style-name="P33"/>
      <text:p text:style-name="P73">The requirements specification is arranged in the three distinct functionality units described in 3.1. </text:p>
      <text:p text:style-name="P73"/>
      <text:p text:style-name="P49"><text:span text:style-name="T5">3.3.1 </text:span><text:span text:style-name="T3">Awarding the contract.</text:span></text:p>
      <text:p text:style-name="P49"><text:span text:style-name="T3"/></text:p>
      <text:p text:style-name="P15">For awarding a contract, our system <text:span text:style-name="T41">needs</text:span> to implement the following.</text:p>
      <text:p text:style-name="P15"/>
      <text:p text:style-name="P35"><text:span text:style-name="T16">A public space containing:</text:span></text:p>
      <text:p text:style-name="P35">- <text:span text:style-name="T16">A display of all contracts out for tender. This allows contractors to also search for tenders independently.</text:span></text:p>
      <text:p text:style-name="P35">-<text:span text:style-name="T17">Links to dashboards for each councils specific tender information : what contracts are out for tender from the council, at what stage of the process they are and what are the short-listed companies. This provides transparency in the procurement processes and reduces the risk of fraud or unfair treatment of SMEs.</text:span></text:p>
      <text:p text:style-name="P35"/>
      <text:p text:style-name="P51">A council space <text:span text:style-name="T40">for each council</text:span> <text:span text:style-name="T40">containing</text:span>:<text:span text:style-name="T14"> </text:span></text:p>
      <text:p text:style-name="P50">- An interface to prepare the contract tender. This interface should provide <text:span text:style-name="T40">a framework that would allow the</text:span></text:p>
      <text:p text:style-name="P50"><text:span text:style-name="T40"><text:s text:c="7"/>the council to specify (1) the</text:span> contract <text:span text:style-name="T17">and tender</text:span> information <text:span text:style-name="T40">and (2) the</text:span> <text:span text:style-name="T40">c</text:span>ontractor selection criteria. <text:s text:c="3"/></text:p>
      <text:p text:style-name="P50"><text:span text:style-name="T15">(2) will allow to create short-list companies in the bidding process, as we can also see in the sections below.</text:span></text:p>
      <text:p text:style-name="P50"><text:soft-page-break/></text:p>
      <text:p text:style-name="P45">- <text:span text:style-name="T15">An interface to monitor existing tenders. It should provide the council user with an dashboard that allows for: </text:span></text:p>
      <text:p text:style-name="P45"><text:span text:style-name="T15"><text:s text:c="6"/>-Visibility over the totality of the companies that submitted a bid. <text:s/></text:span></text:p>
      <text:p text:style-name="P45"><text:span text:style-name="T15"><text:s text:c="6"/>- A display of the short- listed companies from the system with the key criteria resulting to the short-</text:span></text:p>
      <text:p text:style-name="P45"><text:span text:style-name="T15"><text:s text:c="7"/>listing. <text:s/>This <text:s text:c="2"/>short-list can also be synced with a blockchain in order to provide transparency <text:s/>and <text:s text:c="2"/></text:span></text:p>
      <text:p text:style-name="P45"><text:span text:style-name="T15"><text:s text:c="6"/>reduce the likelihood of fraud during the selection process.</text:span></text:p>
      <text:p text:style-name="P37"><text:s text:c="8"/>- <text:span text:style-name="T40">Following links to the displayed companies pages and track-records.</text:span></text:p>
      <text:p text:style-name="P45"><text:s text:c="7"/>- <text:span text:style-name="T16">a way to escalate the bidding process with one candidate to the contract preparation and signing</text:span></text:p>
      <text:p text:style-name="P45"><text:span text:style-name="T16"><text:s text:c="7"/>process.</text:span></text:p>
      <text:p text:style-name="P45"><text:s text:c="6"/>- <text:span text:style-name="T16">An interface to prepare a smart contract by specifying the different functionalities required.</text:span></text:p>
      <text:p text:style-name="P45"><text:s text:c="5"/>- <text:span text:style-name="T16">An interface allowing to send traditional paper contract and smart contract for e-signature to the</text:span></text:p>
      <text:p text:style-name="P45"><text:span text:style-name="T16"><text:s text:c="7"/>contractor.</text:span></text:p>
      <text:p text:style-name="P45"/>
      <text:p text:style-name="P45"/>
      <text:p text:style-name="P45"/>
      <text:p text:style-name="P51">A contractors space <text:span text:style-name="T40">for each contractor containing</text:span>:</text:p>
      <text:p text:style-name="P38">- <text:span text:style-name="T20">Storage for the company's information and documentations.</text:span></text:p>
      <text:p text:style-name="P38"><text:span text:style-name="T18"><text:s text:c="4"/>- Makes it easier to bid for contracts as it provides a pre-supplied re-usable data about the</text:span></text:p>
      <text:p text:style-name="P38"><text:span text:style-name="T18"><text:s text:c="4"/>company that are required in each contract application process. It also allows the selection process to be <text:s text:c="2"/></text:span></text:p>
      <text:p text:style-name="P38"><text:span text:style-name="T18"><text:s text:c="4"/>streamlined by comparing selection criteria for each contract the supplied information in the company <text:s text:c="3"/></text:span></text:p>
      <text:p text:style-name="P38"><text:span text:style-name="T18"><text:s text:c="4"/>accounts.</text:span></text:p>
      <text:p text:style-name="P39"><text:span text:style-name="T17"><text:s text:c="3"/>-has an interface to view and modify the company's <text:s/>information. Also contains a link to the company's <text:s text:c="2"/></text:span></text:p>
      <text:p text:style-name="P39"><text:span text:style-name="T17"><text:s text:c="4"/>history.</text:span></text:p>
      <text:p text:style-name="P36">-<text:span text:style-name="T18">A framework to make a new bid for a contract:</text:span></text:p>
      <text:p text:style-name="P43"><text:s text:c="4"/>-<text:span text:style-name="T20">displays the contracts that are up for tender and match the company's profile. <text:s/>This removes a lot of the <text:s text:c="2"/></text:span></text:p>
      <text:p text:style-name="P43"><text:span text:style-name="T20"><text:s text:c="4"/>burden for identifying contract opportunities, and therefore contributes in reducing the advantages of large <text:s text:c="2"/></text:span></text:p>
      <text:p text:style-name="P43"><text:span text:style-name="T20"><text:s text:c="6"/>corporations over SMEs. </text:span></text:p>
      <text:p text:style-name="P39"><text:s text:c="4"/>-<text:span text:style-name="T20">when applying for a specific offer, prompts the constructor to supply all needed documentation and </text:span></text:p>
      <text:p text:style-name="P45"><text:span text:style-name="T20"><text:s text:c="5"/>information, while pre-populating any fields that are already existing at the company's profile. This <text:s text:c="2"/></text:span></text:p>
      <text:p text:style-name="P45"><text:span text:style-name="T20"><text:s text:c="5"/>facilitates the bidding process , which is especially beneficial to SMEs.</text:span></text:p>
      <text:p text:style-name="P36">-<text:span text:style-name="T18">An interface displaying existing bids :</text:span></text:p>
      <text:p text:style-name="P36"><text:s text:c="8"/>- <text:span text:style-name="T20">shows the status of each tender the contractor is involved in.</text:span></text:p>
      <text:p text:style-name="P36"><text:s text:c="8"/>- <text:span text:style-name="T20">provides a method for finalising successful bids with e-signature.</text:span></text:p>
      <text:p text:style-name="P36"><text:s text:c="7"/>-<text:span text:style-name="T24">An interface to be able to view and provide e-signature to the smart-contracts and traditional contracts.</text:span></text:p>
      <text:p text:style-name="P52"/>
      <text:p text:style-name="P53">An internal <text:span text:style-name="T41">(i.e unknown and <text:s/>invisible to the users)</text:span> contractor history space <text:span text:style-name="T41">containing: </text:span></text:p>
      <text:p text:style-name="P40"><text:span text:style-name="T19">- A track-record that cannot be tampered with and that is secured by blockchain technology. It contains the history of past contracts of the company. This allows for effective inter council communication, as the company's performance with a contract for a given council can be audited by another council through this space.</text:span></text:p>
      <text:p text:style-name="P40">- <text:span text:style-name="T19">Interfaces with each contract meta-data object for the given constructor and updates its information from there.</text:span></text:p>
      <text:p text:style-name="P36"/>
      <text:p text:style-name="P36"/>
      <text:p text:style-name="P5"><text:span text:style-name="T39">3.3.2 </text:span>Monitoring the contract.</text:p>
      <text:p text:style-name="P10"/>
      <text:p text:style-name="P16">For monitoring a contract, our system needs to implement the following.</text:p>
      <text:p text:style-name="P16"/>
      <text:p text:style-name="P57">A public space <text:span text:style-name="T41">containing</text:span> : </text:p>
      <text:p text:style-name="P33">-<text:span text:style-name="T22">Interfaces to provide feedback on particular government procurement contracts:</text:span></text:p>
      <text:p text:style-name="P41"><text:s text:c="5"/>-<text:span text:style-name="T22">They provide clearly defined types of feedback data that will be pushed into the contract objects meta- <text:s/></text:span></text:p>
      <text:p text:style-name="P41"><text:span text:style-name="T22"><text:s text:c="7"/>data.</text:span></text:p>
      <text:p text:style-name="P33"><text:s text:c="5"/>- <text:span text:style-name="T22">A method for identifying the contract concerned by a particular feedback.</text:span></text:p>
      <text:p text:style-name="P33"><text:s text:c="4"/>-<text:span text:style-name="T22">Ways for ensuring that the feedback is tamper-proof and genuine.</text:span></text:p>
      <text:p text:style-name="P41">- <text:span text:style-name="T23">Interfaces to view the state of the active contracts in the different boroughs.</text:span></text:p>
      <text:p text:style-name="P41"><text:span text:style-name="T22"><text:s text:c="6"/>-Connects with the contract's meta-data object and displays the appropriate meta-data in a graphical <text:s text:c="2"/></text:span></text:p>
      <text:p text:style-name="P41"><text:soft-page-break/><text:span text:style-name="T22"><text:s text:c="7"/>fashion.</text:span></text:p>
      <text:p text:style-name="P41"><text:s text:c="6"/>- <text:span text:style-name="T22">Allows for public feedback to be transparent and available and for the public to grasp the results of its</text:span></text:p>
      <text:p text:style-name="P41"><text:span text:style-name="T22"><text:s text:c="6"/>feedback.</text:span></text:p>
      <text:p text:style-name="P41"/>
      <text:p text:style-name="P53">An internal contract space with the following:</text:p>
      <text:p text:style-name="P53">- The smart contract.</text:p>
      <text:p text:style-name="P53"><text:s text:c="4"/>- Executes the terms of the contract between the parties involved.</text:p>
      <text:p text:style-name="P54"><text:s text:c="5"/>- <text:s/>Receives extremal input though the contracts meta-data, which <text:span text:style-name="T27">it uses in order to execute various</text:span></text:p>
      <text:p text:style-name="P54"><text:s text:c="3"/>actions. <text:span text:style-name="T27">Examples include sending user action recommendations or warnings. </text:span></text:p>
      <text:p text:style-name="P53"><text:s text:c="5"/>- Is made secured and tamper-proof using blockchain technology.</text:p>
      <text:p text:style-name="P54"><text:s text:c="5"/>- <text:span text:style-name="T27">Is not <text:s/>allowed to interact with the external interfaces, it can only communicate with its meta-data object.</text:span></text:p>
      <text:p text:style-name="P53">- The smart contract's meta-data.</text:p>
      <text:p text:style-name="P56"><text:s text:c="4"/>-Contain all the data and information about the contract that are not part of the contract itself. <text:span text:style-name="T37">Thus data <text:s text:c="2"/></text:span></text:p>
      <text:p text:style-name="P56"><text:span text:style-name="T37"><text:s text:c="3"/>such as Public satisfaction ratings or <text:s/>warnings/ messages/ recommendations sent to the different parties <text:s text:c="2"/></text:span></text:p>
      <text:p text:style-name="P56"><text:span text:style-name="T37"><text:s text:c="4"/>involved are contract metadata.</text:span></text:p>
      <text:p text:style-name="P53">- Link between the smart contract and external interfaces(UIs).</text:p>
      <text:p text:style-name="P55"><text:tab/>-Metadata - smart contract <text:span text:style-name="T26">interface</text:span> : provides information to the contract. <text:span text:style-name="T26">Such information could <text:s/></text:span></text:p>
      <text:p text:style-name="P55"><text:span text:style-name="T26"><text:s text:c="12"/>trigger ( or required in order to perform) different actions from the contract. An example could be a <text:s/></text:span></text:p>
      <text:p text:style-name="P55"><text:span text:style-name="T26"><text:s text:c="13"/>condition that needs to be fulfilled in order for a payment to be initiated.</text:span></text:p>
      <text:p text:style-name="P55"><text:s text:c="14"/>-<text:span text:style-name="T26">Metadata – external interfaces : external interfaces interacting with the meta-data either receive <text:s/></text:span></text:p>
      <text:p text:style-name="P55"><text:span text:style-name="T26"><text:s text:c="16"/>user input to write to the meta-data or display graphical interpretations of the metadata to the users.</text:span></text:p>
      <text:p text:style-name="P53">- Secures the data using block-chain technology.</text:p>
      <text:p text:style-name="P56"><text:s text:c="5"/>- <text:span text:style-name="T37">This provides <text:s/>(1) ensure transparency <text:s/>and traceability of the life-cycle of the contract, and (2) to ensure that they cannot be tampered with, especially for action-driving meta-data such as public satisfaction.</text:span></text:p>
      <text:p text:style-name="P42"/>
      <text:p text:style-name="P58">A contractor space <text:span text:style-name="T41">containing</text:span>:</text:p>
      <text:p text:style-name="P58">-<text:span text:style-name="T25">An interface displaying and classifying all its active contracts.</text:span></text:p>
      <text:p text:style-name="P58">- <text:span text:style-name="T25">A dashboard with each contract with a summary of the contracts status, i.e a graphical representations of its meta-data. </text:span></text:p>
      <text:p text:style-name="P33">- <text:span text:style-name="T26">An interface to provide input for the contract meta-data. Such input could be proof that certain contract clauses have been respected (e.g compliance with recycling quota).</text:span></text:p>
      <text:p text:style-name="P33"/>
      <text:p text:style-name="P61">A council space <text:span text:style-name="T42">containing:</text:span></text:p>
      <text:p text:style-name="P62">- An interface displaying and classifying all its active contracts.</text:p>
      <text:p text:style-name="P62">- <text:span text:style-name="T23">A dashboard with each contract with a summary of the contracts status, i.e a graphical representations of its meta-data.</text:span></text:p>
      <text:p text:style-name="P62">- An interface allowing the <text:s/>possibility for action when given conditions are met ( for instance contract termination if the terms are breached or sending messages to the contractor.</text:p>
      <text:p text:style-name="P62"><text:s text:c="8"/>- actions are driven through special fields in the meta-data</text:p>
      <text:p text:style-name="P62"><text:s text:c="6"/>- <text:s/>can also have actions that do not require any previous conditions to be performed. An example would</text:p>
      <text:p text:style-name="P62"><text:s text:c="8"/>be manually sending a warning message to the contractor. This message will have the advantage that a <text:s text:c="2"/></text:p>
      <text:p text:style-name="P62"><text:s text:c="6"/>permanent record of it will be stored in <text:s text:c="2"/>the contracts metadata and in a blockchain , and the contractor <text:s/></text:p>
      <text:p text:style-name="P62"><text:s text:c="7"/>will be able to view it through his interface.</text:p>
      <text:p text:style-name="P62"><text:s text:c="2"/></text:p>
      <text:p text:style-name="P63"/>
      <text:p text:style-name="P6"><text:span text:style-name="T41">3.3.3 </text:span>Renewing the contract</text:p>
      <text:p text:style-name="P58"/>
      <text:p text:style-name="P17">For <text:span text:style-name="T42">renewing </text:span>a contract, our system needs to implement the following.</text:p>
      <text:p text:style-name="P17"/>
      <text:p text:style-name="P58">A council space <text:span text:style-name="T43">containing</text:span>: </text:p>
      <text:p text:style-name="P58">-An interface with the contracts that are about to expire.</text:p>
      <text:p text:style-name="P58"><text:s text:c="6"/>- Displays recommendation on whether to renew for each contract based on contracts track - record</text:p>
      <text:p text:style-name="P59"><text:s text:c="7"/>- For each contract, provides a dashboard with a graphical views of both data from this contract's history</text:p>
      <text:p text:style-name="P59"><text:s text:c="8"/>and data from the contractor’s history sub-space. This allows to facilitate the council's decision on the <text:s text:c="5"/></text:p>
      <text:p text:style-name="P59"><text:s text:c="9"/>renewal and, <text:span text:style-name="T24">thanks to the contractor's history, to benefit from information that could be genreated from </text:span></text:p>
      <text:p text:style-name="P59"><text:span text:style-name="T24"><text:s text:c="10"/>another council. </text:span></text:p>
      <text:p text:style-name="P60"><text:soft-page-break/><text:s text:c="7"/>- <text:span text:style-name="T28">Allows for the council to put a summary of the contracts execution and a satisfaction rating to the</text:span></text:p>
      <text:p text:style-name="P60"><text:span text:style-name="T28"><text:s text:c="9"/>contracts meta-data, that will be added to the contractor's history and will be permanently stored in the <text:s text:c="2"/></text:span></text:p>
      <text:p text:style-name="P60"><text:span text:style-name="T28"><text:s text:c="11"/>blockchain.</text:span></text:p>
      <text:p text:style-name="P59">- <text:span text:style-name="T24">An interface for changing any parts of the smart contract if there is renegotiation.</text:span></text:p>
      <text:p text:style-name="P59"><text:span text:style-name="T24">- A way to link to the e-signature interface (c.f Awarding the contract) in order to finalise contract renewal.</text:span></text:p>
      <text:p text:style-name="P62"/>
      <text:p text:style-name="P33"/>
      <text:p text:style-name="P58">A contractor space <text:span text:style-name="T43">containing:</text:span></text:p>
      <text:p text:style-name="P58">- A<text:span text:style-name="T29">n interface </text:span><text:s/>with all the contractor's contracts that are near – expiring.</text:p>
      <text:p text:style-name="P58"><text:s text:c="6"/>- <text:span text:style-name="T29">provides </text:span><text:s/><text:span text:style-name="T29">a way of indicating interest in the </text:span><text:s/>renewal of the contract.</text:p>
      <text:p text:style-name="P33"/>
      <text:p text:style-name="P65"/>
      <text:p text:style-name="P64"/>
      <text:p text:style-name="P66"/>
      <text:p text:style-name="P7"><text:span text:style-name="T43">4.0 </text:span>Resources and Technologies.</text:p>
      <text:p text:style-name="P66">There is a variety of ways that the requirements described above could be implemented. The following <text:span text:style-name="T30">paragraphs</text:span> will describe and justify our specific choices for the different technologies.</text:p>
      <text:p text:style-name="P66"/>
      <text:p text:style-name="P67"><text:span text:style-name="T30">Our system will be deployed onto a virtual machine (VM) on Apache Cloudstack. This VM will serve as the host for our main user interface, a website implemented using D</text:span>jango, <text:s/><text:span text:style-name="T30">a web development framework written in python. Our VM will also contain our postgreSQL database, as well as the smart contracts generated. The smart contracts will be written in python, and possibly serpent. Any critical part of our system will be secured by having a sync with a Blockchain technology, either using Bitcoin, Ethereum or Openchain.</text:span></text:p>
      <text:p text:style-name="P68"/>
      <text:p text:style-name="P68"><text:span text:style-name="T32">The reason of using a web</text:span> interface <text:span text:style-name="T32">as our main UI that it provides</text:span> <text:span text:style-name="T32">a</text:span> very <text:span text:style-name="T32">friendly</text:span> and intuitive <text:span text:style-name="T32">experience to</text:span> the average user. <text:span text:style-name="T32">It also follows the current trend towards cloud computing and avoids the </text:span>overhead of downloading and installing software, which facilitates adoption. <text:s/>Although we are aware that mobile interfaces could also be very attractive (especially for the public user), we feel that a web implementation is more complete as the fundamental building block, as it can also be adapted to be very mobile-friendly. </text:p>
      <text:p text:style-name="P69"/>
      <text:p text:style-name="P70"><text:span text:style-name="T32">Dj</text:span>ango as our framework as it is quite powerful and elegant, and it is easily integrated with postgreSQL, <text:span text:style-name="T32">which we will use as our Database. It is also written in python, a very widespread and popular language, which integrates very well with the block-chain technologies that are being considered.</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0:13:40.690214805</meta:creation-date>
    <dc:date>2016-01-30T20:06:52.341764360</dc:date>
    <meta:editing-duration>PT11H15M52S</meta:editing-duration>
    <meta:editing-cycles>23</meta:editing-cycles>
    <meta:generator>LibreOffice/4.2.8.2$Linux_X86_64 LibreOffice_project/420m0$Build-2</meta:generator>
    <meta:document-statistic meta:table-count="0" meta:image-count="0" meta:object-count="0" meta:page-count="6" meta:paragraph-count="142" meta:word-count="2495" meta:character-count="16309" meta:non-whitespace-character-count="13438"/>
  </office:meta>
</office:document-meta>
</file>